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6f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93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67%"/>
    </style:style>
    <style:style style:name="T5" style:family="text">
      <style:text-properties officeooo:rsid="00106fe4"/>
    </style:style>
    <style:style style:name="T6" style:family="text">
      <style:text-properties style:text-position="sub 67%" officeooo:rsid="00106fe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Hlk190075206"/></text:p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</text:span></text:span><text:span text:style-name="Default_20_Paragraph_20_Font"><text:span text:style-name="T2">5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><text:span text:style-name="Default_20_Paragraph_20_Font"><text:span text:style-name="T1">Problem 1</text:span></text:span></text:p>
      <text:p text:style-name="Standard"/>
      <text:p text:style-name="Standard">José had two motorcycles that he sold for 1000 B./ each. For one of them, he earned 15%, and for the other, he had a 15% loss. Did he have a net loss, gain, or did he end up the same?</text:p>
      <text:p text:style-name="Standard"/>
      <text:p text:style-name="Standard"><text:span text:style-name="Default_20_Paragraph_20_Font"><text:span text:style-name="T1">Problem 2</text:span></text:span></text:p>
      <text:p text:style-name="Standard"/>
      <text:p text:style-name="Standard">A capacitor with plates separated by distance <text:span text:style-name="Default_20_Paragraph_20_Font"><text:span text:style-name="T3">d</text:span></text:span> is charged to a potential difference <draw:frame draw:style-name="fr1" draw:name="Object1" text:anchor-type="as-char" svg:width="0.2563in" svg:height="0.1854in" draw:z-index="0"><draw:object xlink:href="./Object 1" xlink:type="simple" xlink:show="embed" xlink:actuate="onLoad"/><draw:image xlink:href="./ObjectReplacements/Object 1" xlink:type="simple" xlink:show="embed" xlink:actuate="onLoad"/></draw:frame>. All wires and batteries are disconnected, then the two plates are pulled apart (with insulated handles) to a new separation of distance <text:span text:style-name="Default_20_Paragraph_20_Font"><text:span text:style-name="T3">2d.</text:span></text:span></text:p>
      <text:p text:style-name="Standard"/>
      <text:p text:style-name="Standard">a. Does the capacitor charge Q change as the separation increases? If so, by what factor? If not, why not?</text:p>
      <text:p text:style-name="Standard">b. Does the electric field strength E change as the separation increases? If so, by what factor? If not, why not?</text:p>
      <text:p text:style-name="Standard">c. Does the potential difference <draw:frame draw:style-name="fr1" draw:name="Object2" text:anchor-type="as-char" svg:width="0.2563in" svg:height="0.1854in" draw:z-index="1"><draw:object xlink:href="./Object 2" xlink:type="simple" xlink:show="embed" xlink:actuate="onLoad"/><draw:image xlink:href="./ObjectReplacements/Object 2" xlink:type="simple" xlink:show="embed" xlink:actuate="onLoad"/></draw:frame><text:s/>change as the separation increases? If so, by what factor? If not, why not?</text:p>
      <text:p text:style-name="Standard"/>
      <text:p text:style-name="Standard"><text:span text:style-name="Default_20_Paragraph_20_Font"><text:span text:style-name="T1">Problem 3</text:span></text:span></text:p>
      <text:p text:style-name="Standard"/>
      <text:p text:style-name="P3">With a velocity of v<text:span text:style-name="Default_20_Paragraph_20_Font"><text:span text:style-name="T4">0,</text:span></text:span> an electron is launched perpendicularly towards a huge charged sheet with a negative and uniform charge distribution. The electron makes it to the surface of the plate and stops. (a) Determine the work done by the electric field <text:span text:style-name="T5">from when the electron is launched at v</text:span><text:span text:style-name="Default_20_Paragraph_20_Font"><text:span text:style-name="T6">0 </text:span></text:span><text:span text:style-name="T5">un</text:span>til it reaches the plate. (b) Determine the work done by the launcher in the same trajectory. (c) Determine the work done by the net force.<text:bookmark-end text:name="_Hlk1900752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creation-date>2024-12-11T11:21:00Z</meta:creation-date>
    <dc:date>2025-08-22T20:38:34.165330395</dc:date>
    <meta:print-date>2025-02-14T13:47:00Z</meta:print-date>
    <meta:editing-cycles>16</meta:editing-cycles>
    <meta:editing-duration>PT8H44M5S</meta:editing-duration>
    <meta:document-statistic meta:table-count="0" meta:image-count="0" meta:object-count="2" meta:page-count="1" meta:paragraph-count="15" meta:word-count="288" meta:character-count="1699" meta:non-whitespace-character-count="1413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 mathvariant="normal">Δ</mi>
      <mi>V</mi>
    </mrow>
    <annotation encoding="StarMath 5.0">%DELTA V </annotation>
  </semantics>
</math>
</file>

<file path=Object 2/content.xml><?xml version="1.0" encoding="utf-8"?>
<math xmlns="http://www.w3.org/1998/Math/MathML" display="block">
  <semantics>
    <mrow>
      <mi mathvariant="normal">Δ</mi>
      <mi>V</mi>
    </mrow>
    <annotation encoding="StarMath 5.0">%DELTA V</annotation>
  </semantics>
</math>
</file>